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Standard">
      <style:text-properties fo:font-size="14pt" style:font-size-asian="14pt" style:font-size-complex="14pt"/>
    </style:style>
    <style:style style:name="T1" style:family="text">
      <style:text-properties fo:color="#2a00ff" style:font-name="Courier New" fo:font-size="10pt" style:font-name-asian="Courier New" style:font-size-asian="10pt" style:font-name-complex="Courier New" style:font-size-complex="10pt"/>
    </style:style>
    <style:style style:name="T2" style:family="text">
      <style:text-properties fo:color="#2a00ff" style:font-name="Times New Roman" fo:font-size="10pt" style:font-name-asian="Courier New" style:font-size-asian="10pt" style:font-name-complex="Courier New" style:font-size-complex="10pt"/>
    </style:style>
    <style:style style:name="T3" style:family="text">
      <style:text-properties fo:color="#2a00ff" style:font-name="Times New Roman" style:font-name-asian="Courier New" style:font-name-complex="Courier New"/>
    </style:style>
    <style:style style:name="T4" style:family="text">
      <style:text-properties fo:font-weight="normal" style:font-weight-asian="normal" style:font-weight-complex="normal"/>
    </style:style>
    <style:style style:name="T5" style:family="text">
      <style:text-properties style:font-name="Times New Roman" fo:font-weight="normal" style:font-weight-asian="normal" style:font-weight-complex="normal"/>
    </style:style>
    <style:style style:name="T6" style:family="text">
      <style:text-properties fo:color="#000000" style:font-name="Times New Roman" fo:font-weight="normal" style:font-weight-asian="normal" style:font-weight-complex="normal"/>
    </style:style>
    <style:style style:name="T7" style:family="text">
      <style:text-properties fo:color="#000000" style:font-name="Times New Roman" style:font-name-asian="Courier New" style:font-name-complex="Courier New"/>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g Bug 2: Service charge can be added to room after checkout</text:p>
      <text:p text:style-name="P1"/>
      <text:p text:style-name="P2">CHECK YOUR ASSUMPTIONS</text:p>
      <text:p text:style-name="P2"/>
      <text:p text:style-name="P2">According to the specification, an error message will be displayed by the program if the room number is not found when the hotel tries to add a service.</text:p>
      <text:p text:style-name="P3"><text:span text:style-name="T4">I </text:span><text:span text:style-name="T6">have a test that will pass once it receives a runtime exception with the message: “</text:span><text:span text:style-name="T7">Hotel: addServiceCharge: no booking present for room id : 101</text:span><text:span text:style-name="T6">”. This is the message that should be displayed when the hotel attempts to access an active booking that does not exist (i.e by using a room number from a room that is either not checked in or that has been checked out.) <text:s text:c="2"/>M</text:span><text:span text:style-name="T4">y test sets up a booking and adds a charge to the room of the booking. It then checks out the booking before adding another service charge to the room of the booking.</text:span></text:p>
      <text:p text:style-name="P2"/>
      <text:p text:style-name="P2">I want to start at the serviceDetailsEntered method of the RecordServiceCTL class. This is where the service charges are added to the booking. I want to see if the service charge added after the booking has been checked out is added to the checked out booking.</text:p>
      <text:p text:style-name="P2"/>
      <text:p text:style-name="P1">H1: The service charge added after checkout is added to the booking that was checked out of the room.</text:p>
      <text:p text:style-name="P1">Test: Set a breakpoint at line 59 of RecordServiceCTL. The program should stop here twice, once for each service charge.</text:p>
      <text:p text:style-name="P1">Prediction: The charges list in the booking object will be updated twice, once while checked in and once after check out.</text:p>
      <text:p text:style-name="P1">Result: H1 confirmed. At the first break the first charge of 100.00 is present in the charges array. At the second break the second charge of 300.00 is present</text:p>
      <text:p text:style-name="P1"/>
      <text:p text:style-name="P2">So now we know that the charges array of a booking that is suppose to be checked out can still be accessed after check out. This might be a good time to check my assumption that the booking is checked out. I can check the booking state at the same breakpoint.</text:p>
      <text:p text:style-name="P2"/>
      <text:p text:style-name="P1">H2: The state variable of the booking after the second service charge has been added should be Checked-Out.</text:p>
      <text:p text:style-name="P1">Test: Set a breakpoint at line 59 of the RecordServiceCTL class and pass over the breakpoint once.</text:p>
      <text:p text:style-name="P1">Prediction: The state will be Checked-Out</text:p>
      <text:p text:style-name="P1">Result: H2 fail, the state is Checked-In</text:p>
      <text:p text:style-name="P1"/>
      <text:p text:style-name="P2">Ok so the state of the booking is still checked- in. I want to review my test to make sure I checked it out properly...Ok so my test calls the creditDetailsEntered method of the checkoutCTL object which is checking out my booking. After this method is called the booking should be checked out...</text:p>
      <text:p text:style-name="P2"/>
      <text:p text:style-name="P1"><text:soft-page-break/>H3: The state of the booking will be Checked-Out after the creditDetailsEntered method is called in the CheckoutCTL class.</text:p>
      <text:p text:style-name="P1">Test: Set a breakpoint at line 117 of the code, just after the hotel.checkout method is called</text:p>
      <text:p text:style-name="P1">Prediction: The booking will not be checked out</text:p>
      <text:p text:style-name="P1">Result: H3 fail, Booking for room 101 still in active bookings and state of booking still checked-in</text:p>
      <text:p text:style-name="P1"/>
      <text:p text:style-name="P2">Right, so it appears that even after the hotel.checkout(roomNumber) method is called the booking remains both in the activeBookings array and checked-in. A closer look at the hotel.checkout(roomNumber) method is called for....Ok so the first thing this <text:s/>method does is call for a reference to the active booking in room 101. Make sure thats coming back right</text:p>
      <text:p text:style-name="P2"/>
      <text:p text:style-name="P1">H4: The booking returned by the activeBookingsByRoomID.get(roomId) is the one my test created (room number 101)</text:p>
      <text:p text:style-name="P1">Test:Set a breakpoint at line 125 in the Hotel class</text:p>
      <text:p text:style-name="P1">Prediction: The correct booking will come back</text:p>
      <text:p text:style-name="P1">Result: Booking in room 101 returned</text:p>
      <text:p text:style-name="P1"/>
      <text:p text:style-name="P2">Now we know that we are trying to check out the correct booking. Next we need to look at the booking.checkout method...The booking.checkout method simply calls the room.checkout(this) method so we can move over there...Ok the room.checkout(this) method changes the state of the room to Room.Ready. I seem to be at the end of one line of enquiry. I don't see any point in the code where the booking state is changed to checkout. It seems to me like this should happpen when the booking.checkout method is called. Also, it does not look like the booking is taken off the list of active bookings in the hotel class. I would think that should happen when the hotel.checkout(roomNumber) method is called. I will try changing the booking state first</text:p>
      <text:p text:style-name="P2"/>
      <text:p text:style-name="P1">H5: My test will pass once I add a change of booking state to the booking.checkout method</text:p>
      <text:p text:style-name="P1">Test: after room.checkout(this) is called, change the state of the booking</text:p>
      <text:p text:style-name="P1">Prediction: I don't think the test will pass yet as the booking will still be in the hotels active bookings</text:p>
      <text:p text:style-name="P1">Result: Test still fails. Program still allows user to add service charges to booked out room.</text:p>
      <text:p text:style-name="P1"/>
      <text:p text:style-name="P2">Now I think I know the bug. The booking is not removed from the list of active service charges at any point in my backtracking. I will remove it in the hotels checkout method</text:p>
      <text:p text:style-name="P2"/>
      <text:p text:style-name="P1">H6: My test will pass once I remove the booking from active bookings after the hotel.checkout method has been called.</text:p>
      <text:p text:style-name="P1"><text:soft-page-break/>Test: Add a line of code to remove the booking from the list of active bookings</text:p>
      <text:p text:style-name="P1">Prediction: I think the test will pass and I will catch an error message</text:p>
      <text:p text:style-name="P1">Result: H6 pass – found the bug</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 s</meta:initial-creator>
    <meta:creation-date>2018-10-05T12:27:52.80</meta:creation-date>
    <dc:date>2018-10-05T14:39:19.11</dc:date>
    <dc:creator>sa s</dc:creator>
    <meta:editing-duration>PT1H56M11S</meta:editing-duration>
    <meta:editing-cycles>8</meta:editing-cycles>
    <meta:generator>OpenOffice/4.1.1$Win32 OpenOffice.org_project/411m6$Build-9775</meta:generator>
    <meta:document-statistic meta:table-count="0" meta:image-count="0" meta:object-count="0" meta:page-count="3" meta:paragraph-count="34" meta:word-count="871" meta:character-count="4918"/>
  </office:meta>
</office:document-meta>
</file>